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fo:font-size="18pt" fo:font-weight="bold" officeooo:rsid="001ef909" officeooo:paragraph-rsid="001ef909" fo:background-color="transparent" style:font-size-asian="18pt" style:font-weight-asian="bold" style:font-size-complex="18pt" style:font-weight-complex="bold"/>
    </style:style>
    <style:style style:name="P2" style:family="paragraph" style:parent-style-name="Standard">
      <style:text-properties fo:color="#2a6099" loext:opacity="100%" fo:font-size="18pt" fo:font-weight="bold" officeooo:rsid="001ef909" officeooo:paragraph-rsid="001ef909" fo:background-color="transparent" style:font-size-asian="18pt" style:font-weight-asian="bold" style:font-size-complex="18pt" style:font-weight-complex="bold"/>
    </style:style>
    <style:style style:name="P3" style:family="paragraph" style:parent-style-name="Standard">
      <style:text-properties fo:color="#2a6099" loext:opacity="100%" fo:font-size="18pt" fo:font-weight="bold" officeooo:rsid="001f1280" officeooo:paragraph-rsid="001f1280" fo:background-color="transparent" style:font-size-asian="18pt" style:font-weight-asian="bold" style:font-size-complex="18pt" style:font-weight-complex="bold"/>
    </style:style>
    <style:style style:name="P4" style:family="paragraph" style:parent-style-name="Standard">
      <style:text-properties fo:color="#2a6099" loext:opacity="100%" fo:font-size="18pt" fo:font-weight="bold" officeooo:rsid="00232faa" officeooo:paragraph-rsid="00232faa" fo:background-color="transparent" style:font-size-asian="18pt" style:font-weight-asian="bold" style:font-size-complex="18pt" style:font-weight-complex="bold"/>
    </style:style>
    <style:style style:name="P5" style:family="paragraph" style:parent-style-name="Standard">
      <style:text-properties fo:color="#2a6099" loext:opacity="100%" fo:font-size="18pt" fo:font-weight="bold" officeooo:rsid="00281ee9" officeooo:paragraph-rsid="00281ee9" fo:background-color="transparent" style:font-size-asian="18pt" style:font-weight-asian="bold" style:font-size-complex="18pt" style:font-weight-complex="bold"/>
    </style:style>
    <style:style style:name="P6" style:family="paragraph" style:parent-style-name="Standard">
      <style:text-properties fo:color="#2a6099" loext:opacity="100%" fo:font-size="18pt" fo:font-weight="bold" officeooo:rsid="002b403d" officeooo:paragraph-rsid="002b403d" fo:background-color="transparent" style:font-size-asian="18pt" style:font-weight-asian="bold" style:font-size-complex="18pt" style:font-weight-complex="bold"/>
    </style:style>
    <style:style style:name="P7" style:family="paragraph" style:parent-style-name="Standard">
      <style:text-properties fo:color="#2a6099" loext:opacity="100%" fo:font-size="18pt" fo:font-weight="bold" officeooo:rsid="002ce912" officeooo:paragraph-rsid="002ce912" fo:background-color="transparent" style:font-size-asian="18pt" style:font-weight-asian="bold" style:font-size-complex="18pt" style:font-weight-complex="bold"/>
    </style:style>
    <style:style style:name="P8" style:family="paragraph" style:parent-style-name="Standard">
      <style:text-properties fo:color="#2a6099" loext:opacity="100%" fo:font-size="18pt" fo:font-weight="bold" officeooo:rsid="002ce912" officeooo:paragraph-rsid="0031fcac" fo:background-color="transparent" style:font-size-asian="18pt" style:font-weight-asian="bold" style:font-size-complex="18pt" style:font-weight-complex="bold"/>
    </style:style>
    <style:style style:name="P9" style:family="paragraph" style:parent-style-name="Standard">
      <style:text-properties fo:color="#2a6099" loext:opacity="100%" fo:font-size="18pt" fo:font-weight="bold" officeooo:rsid="0031ddc0" officeooo:paragraph-rsid="0031ddc0" fo:background-color="transparent" style:font-size-asian="18pt" style:font-weight-asian="bold" style:font-size-complex="18pt" style:font-weight-complex="bold"/>
    </style:style>
    <style:style style:name="P10" style:family="paragraph" style:parent-style-name="Standard">
      <style:text-properties fo:color="#2a6099" loext:opacity="100%" fo:font-size="18pt" fo:font-weight="bold" officeooo:rsid="003467b9" officeooo:paragraph-rsid="003467b9" fo:background-color="transparent" style:font-size-asian="18pt" style:font-weight-asian="bold" style:font-size-complex="18pt" style:font-weight-complex="bold"/>
    </style:style>
    <style:style style:name="P11" style:family="paragraph" style:parent-style-name="Standard">
      <style:text-properties fo:color="#2a6099" loext:opacity="100%" fo:font-size="18pt" fo:font-weight="bold" officeooo:rsid="00391f77" officeooo:paragraph-rsid="00391f77" fo:background-color="transparent" style:font-size-asian="18pt" style:font-weight-asian="bold" style:font-size-complex="18pt" style:font-weight-complex="bold"/>
    </style:style>
    <style:style style:name="P12" style:family="paragraph" style:parent-style-name="Standard">
      <style:text-properties fo:color="#2a6099" loext:opacity="100%" fo:font-size="18pt" fo:font-weight="bold" officeooo:rsid="0039bf6a" officeooo:paragraph-rsid="0039bf6a" fo:background-color="transparent" style:font-size-asian="18pt" style:font-weight-asian="bold" style:font-size-complex="18pt" style:font-weight-complex="bold"/>
    </style:style>
    <style:style style:name="P13" style:family="paragraph" style:parent-style-name="Standard">
      <style:text-properties fo:color="#2a6099" loext:opacity="100%" fo:font-size="18pt" fo:font-weight="bold" officeooo:rsid="004ab9b1" officeooo:paragraph-rsid="004ab9b1" fo:background-color="transparent" style:font-size-asian="18pt" style:font-weight-asian="bold" style:font-size-complex="18pt" style:font-weight-complex="bold"/>
    </style:style>
    <style:style style:name="P14" style:family="paragraph" style:parent-style-name="Standard">
      <style:text-properties fo:color="#2a6099" loext:opacity="100%" fo:font-size="18pt" fo:font-weight="bold" officeooo:rsid="0059cea9" officeooo:paragraph-rsid="0059cea9" fo:background-color="transparent" style:font-size-asian="18pt" style:font-weight-asian="bold" style:font-size-complex="18pt" style:font-weight-complex="bold"/>
    </style:style>
    <style:style style:name="P15" style:family="paragraph" style:parent-style-name="Standard">
      <style:text-properties fo:color="#2a6099" loext:opacity="100%" fo:font-size="18pt" fo:font-weight="bold" officeooo:rsid="00669664" officeooo:paragraph-rsid="00669664" fo:background-color="transparent" style:font-size-asian="18pt" style:font-weight-asian="bold" style:font-size-complex="18pt" style:font-weight-complex="bold"/>
    </style:style>
    <style:style style:name="P16" style:family="paragraph" style:parent-style-name="Standard">
      <style:text-properties fo:color="#2a6099" loext:opacity="100%" fo:font-size="18pt" fo:font-weight="bold" officeooo:rsid="003f11bc" officeooo:paragraph-rsid="003f11bc" fo:background-color="transparent" style:font-size-asian="18pt" style:font-weight-asian="bold" style:font-size-complex="18pt" style:font-weight-complex="bold"/>
    </style:style>
    <style:style style:name="P17" style:family="paragraph" style:parent-style-name="Standard">
      <style:text-properties fo:color="#2a6099" loext:opacity="100%" fo:font-size="18pt" fo:font-weight="bold" officeooo:rsid="007a232f" officeooo:paragraph-rsid="007a232f" fo:background-color="transparent" style:font-size-asian="18pt" style:font-weight-asian="bold" style:font-size-complex="18pt" style:font-weight-complex="bold"/>
    </style:style>
    <style:style style:name="P18" style:family="paragraph" style:parent-style-name="Standard">
      <style:text-properties fo:color="#2a6099" loext:opacity="100%" fo:font-size="15pt" fo:font-weight="bold" officeooo:rsid="0031ddc0" officeooo:paragraph-rsid="003467b9" fo:background-color="transparent" style:font-size-asian="15pt" style:font-weight-asian="bold" style:font-size-complex="15pt" style:font-weight-complex="bold"/>
    </style:style>
    <style:style style:name="P19" style:family="paragraph" style:parent-style-name="Standard">
      <style:text-properties fo:color="#2a6099" loext:opacity="100%" fo:font-size="14pt" fo:font-weight="bold" officeooo:rsid="007cf6ba" officeooo:paragraph-rsid="007cf6ba" fo:background-color="transparent" style:font-size-asian="14pt" style:font-weight-asian="bold" style:font-size-complex="14pt" style:font-weight-complex="bold"/>
    </style:style>
    <style:style style:name="P20" style:family="paragraph" style:parent-style-name="Standard">
      <style:text-properties fo:color="#000000" loext:opacity="100%" fo:font-size="15pt" fo:font-weight="bold" officeooo:rsid="00281ee9" officeooo:paragraph-rsid="00281ee9" fo:background-color="transparent" style:font-size-asian="15pt" style:font-weight-asian="bold" style:font-size-complex="15pt" style:font-weight-complex="bold"/>
    </style:style>
    <style:style style:name="P21" style:family="paragraph" style:parent-style-name="Standard">
      <style:text-properties fo:color="#000000" loext:opacity="100%" fo:font-size="15pt" fo:font-weight="bold" officeooo:rsid="002b403d" officeooo:paragraph-rsid="002b403d" fo:background-color="transparent" style:font-size-asian="15pt" style:font-weight-asian="bold" style:font-size-complex="15pt" style:font-weight-complex="bold"/>
    </style:style>
    <style:style style:name="P22" style:family="paragraph" style:parent-style-name="Standard">
      <style:text-properties fo:color="#000000" loext:opacity="100%" fo:font-size="15pt" fo:font-weight="bold" officeooo:rsid="002ce912" officeooo:paragraph-rsid="002ce912" fo:background-color="transparent" style:font-size-asian="15pt" style:font-weight-asian="bold" style:font-size-complex="15pt" style:font-weight-complex="bold"/>
    </style:style>
    <style:style style:name="P23" style:family="paragraph" style:parent-style-name="Standard">
      <style:text-properties fo:color="#000000" loext:opacity="100%" fo:font-size="15pt" fo:font-weight="bold" officeooo:rsid="002ce912" officeooo:paragraph-rsid="0031fcac" fo:background-color="transparent" style:font-size-asian="15pt" style:font-weight-asian="bold" style:font-size-complex="15pt" style:font-weight-complex="bold"/>
    </style:style>
    <style:style style:name="P24" style:family="paragraph" style:parent-style-name="Standard">
      <style:text-properties fo:color="#000000" loext:opacity="100%" fo:font-size="15pt" fo:font-weight="bold" officeooo:rsid="0031ddc0" officeooo:paragraph-rsid="0031ddc0" fo:background-color="transparent" style:font-size-asian="15pt" style:font-weight-asian="bold" style:font-size-complex="15pt" style:font-weight-complex="bold"/>
    </style:style>
    <style:style style:name="P25" style:family="paragraph" style:parent-style-name="Standard">
      <style:text-properties fo:color="#000000" loext:opacity="100%" fo:font-size="15pt" fo:font-weight="bold" officeooo:rsid="004ab9b1" officeooo:paragraph-rsid="004ab9b1" fo:background-color="transparent" style:font-size-asian="15pt" style:font-weight-asian="bold" style:font-size-complex="15pt" style:font-weight-complex="bold"/>
    </style:style>
    <style:style style:name="P26" style:family="paragraph" style:parent-style-name="Standard">
      <style:text-properties fo:color="#000000" loext:opacity="100%" fo:font-size="15pt" fo:font-weight="bold" officeooo:rsid="00669664" officeooo:paragraph-rsid="00669664" fo:background-color="transparent" style:font-size-asian="15pt" style:font-weight-asian="bold" style:font-size-complex="15pt" style:font-weight-complex="bold"/>
    </style:style>
    <style:style style:name="P27" style:family="paragraph" style:parent-style-name="Standard">
      <style:text-properties fo:color="#000000" loext:opacity="100%" fo:font-size="15pt" fo:font-weight="bold" officeooo:rsid="001ef909" officeooo:paragraph-rsid="001ef909" fo:background-color="transparent" style:font-size-asian="13.1000003814697pt" style:font-weight-asian="bold" style:font-size-complex="15pt" style:font-weight-complex="bold"/>
    </style:style>
    <style:style style:name="P28" style:family="paragraph" style:parent-style-name="Standard">
      <style:text-properties fo:color="#000000" loext:opacity="100%" fo:font-size="15pt" fo:font-weight="bold" officeooo:rsid="001f1280" officeooo:paragraph-rsid="001f1280" fo:background-color="transparent" style:font-size-asian="13.1000003814697pt" style:font-weight-asian="bold" style:font-size-complex="15pt" style:font-weight-complex="bold"/>
    </style:style>
    <style:style style:name="P29" style:family="paragraph" style:parent-style-name="Standard">
      <style:text-properties fo:color="#000000" loext:opacity="100%" fo:font-size="14pt" fo:font-weight="bold" officeooo:rsid="007a232f" officeooo:paragraph-rsid="007a232f" fo:background-color="transparent" style:font-size-asian="14pt" style:font-weight-asian="bold" style:font-size-complex="14pt" style:font-weight-complex="bold"/>
    </style:style>
    <style:style style:name="P30" style:family="paragraph" style:parent-style-name="Standard">
      <style:text-properties fo:color="#000000" loext:opacity="100%" fo:font-size="14pt" fo:font-weight="bold" officeooo:rsid="007c8fd2" officeooo:paragraph-rsid="007c8fd2" fo:background-color="transparent" style:font-size-asian="14pt" style:font-weight-asian="bold" style:font-size-complex="14pt" style:font-weight-complex="bold"/>
    </style:style>
    <style:style style:name="P31" style:family="paragraph" style:parent-style-name="Standard">
      <style:text-properties fo:color="#000000" loext:opacity="100%" fo:font-size="18pt" fo:font-weight="bold" officeooo:rsid="001ef909" officeooo:paragraph-rsid="001ef909" fo:background-color="transparent" style:font-size-asian="18pt" style:font-weight-asian="bold" style:font-size-complex="18pt" style:font-weight-complex="bold"/>
    </style:style>
    <style:style style:name="P32" style:family="paragraph" style:parent-style-name="Standard">
      <style:text-properties fo:color="#ff8000" loext:opacity="100%" fo:font-size="15pt" fo:font-weight="bold" officeooo:rsid="001ef909" officeooo:paragraph-rsid="001ef909" fo:background-color="transparent" style:font-size-asian="13.1000003814697pt" style:font-weight-asian="bold" style:font-size-complex="15pt" style:font-weight-complex="bold"/>
    </style:style>
    <style:style style:name="P33" style:family="paragraph" style:parent-style-name="Standard">
      <style:text-properties fo:color="#ff8000" loext:opacity="100%" fo:font-size="15pt" fo:font-weight="bold" officeooo:rsid="001f1280" officeooo:paragraph-rsid="001f1280" fo:background-color="transparent" style:font-size-asian="13.1000003814697pt" style:font-weight-asian="bold" style:font-size-complex="15pt" style:font-weight-complex="bold"/>
    </style:style>
    <style:style style:name="P34" style:family="paragraph" style:parent-style-name="Standard">
      <style:text-properties fo:color="#ff8000" loext:opacity="100%" fo:font-size="15pt" fo:font-weight="bold" officeooo:rsid="002ce912" officeooo:paragraph-rsid="0031fcac" fo:background-color="transparent" style:font-size-asian="15pt" style:font-weight-asian="bold" style:font-size-complex="15pt" style:font-weight-complex="bold"/>
    </style:style>
    <style:style style:name="P35" style:family="paragraph" style:parent-style-name="Standard">
      <style:text-properties fo:color="#ff8000" loext:opacity="100%" fo:font-size="15pt" fo:font-weight="bold" officeooo:rsid="00669664" officeooo:paragraph-rsid="00669664" fo:background-color="transparent" style:font-size-asian="15pt" style:font-weight-asian="bold" style:font-size-complex="15pt" style:font-weight-complex="bold"/>
    </style:style>
    <style:style style:name="P36" style:family="paragraph" style:parent-style-name="Standard">
      <style:text-properties fo:color="#ff8000" loext:opacity="100%" fo:font-size="18pt" fo:font-weight="bold" officeooo:rsid="0031ddc0" officeooo:paragraph-rsid="0031ddc0" fo:background-color="transparent" style:font-size-asian="18pt" style:font-weight-asian="bold" style:font-size-complex="18pt" style:font-weight-complex="bold"/>
    </style:style>
    <style:style style:name="P37" style:family="paragraph" style:parent-style-name="Standard">
      <style:text-properties fo:color="#5eb91e" loext:opacity="100%" fo:font-size="15pt" fo:font-weight="bold" officeooo:rsid="002ce912" officeooo:paragraph-rsid="0031fcac" fo:background-color="transparent" style:font-size-asian="15pt" style:font-weight-asian="bold" style:font-size-complex="15pt" style:font-weight-complex="bold"/>
    </style:style>
    <style:style style:name="P38" style:family="paragraph" style:parent-style-name="Standard">
      <style:text-properties fo:color="#ff4000" loext:opacity="100%" fo:font-size="15pt" fo:font-weight="bold" officeooo:rsid="002ce912" officeooo:paragraph-rsid="002ce912" fo:background-color="transparent" style:font-size-asian="15pt" style:font-weight-asian="bold" style:font-size-complex="15pt" style:font-weight-complex="bold"/>
    </style:style>
    <style:style style:name="P39" style:family="paragraph" style:parent-style-name="Standard">
      <style:text-properties fo:color="#acb20c" loext:opacity="100%" fo:font-size="15pt" fo:font-weight="bold" officeooo:rsid="002ce912" officeooo:paragraph-rsid="0031fcac" fo:background-color="transparent" style:font-size-asian="15pt" style:font-weight-asian="bold" style:font-size-complex="15pt" style:font-weight-complex="bold"/>
    </style:style>
    <style:style style:name="P40" style:family="paragraph" style:parent-style-name="Standard">
      <style:text-properties fo:color="#f10d0c" loext:opacity="100%" fo:font-size="14pt" fo:font-weight="bold" officeooo:rsid="007dc746" officeooo:paragraph-rsid="007dc746" fo:background-color="transparent" style:font-size-asian="14pt" style:font-weight-asian="bold" style:font-size-complex="14pt" style:font-weight-complex="bold"/>
    </style:style>
    <style:style style:name="P41" style:family="paragraph" style:parent-style-name="Standard">
      <style:text-properties fo:color="#00a933" loext:opacity="100%" fo:font-size="14pt" fo:font-weight="bold" officeooo:rsid="00802c5d" officeooo:paragraph-rsid="00802c5d" fo:background-color="transparent" style:font-size-asian="14pt" style:font-weight-asian="bold" style:font-size-complex="14pt" style:font-weight-complex="bold"/>
    </style:style>
    <style:style style:name="P42" style:family="paragraph" style:parent-style-name="Standard" style:list-style-name="L1">
      <style:text-properties fo:color="#000000" loext:opacity="100%" fo:font-size="15pt" fo:font-weight="bold" officeooo:rsid="001ef909" officeooo:paragraph-rsid="001ef909" fo:background-color="transparent" style:font-size-asian="15pt" style:font-weight-asian="bold" style:font-size-complex="15pt" style:font-weight-complex="bold"/>
    </style:style>
    <style:style style:name="P43" style:family="paragraph" style:parent-style-name="Standard">
      <style:text-properties fo:color="#000000" loext:opacity="100%" fo:font-size="14pt" fo:font-weight="bold" officeooo:rsid="007dc746" officeooo:paragraph-rsid="00879ee0" fo:background-color="transparent" style:font-size-asian="14pt" style:font-weight-asian="bold" style:font-size-complex="14pt" style:font-weight-complex="bold"/>
    </style:style>
    <style:style style:name="P44" style:family="paragraph" style:parent-style-name="Standard">
      <style:text-properties fo:color="#f10d0c" loext:opacity="100%" fo:font-size="14pt" fo:font-weight="bold" officeooo:rsid="007dc746" officeooo:paragraph-rsid="00879ee0" fo:background-color="transparent" style:font-size-asian="14pt" style:font-weight-asian="bold" style:font-size-complex="14pt" style:font-weight-complex="bold"/>
    </style:style>
    <style:style style:name="P45" style:family="paragraph" style:parent-style-name="Standard">
      <style:text-properties fo:color="#f10d0c" loext:opacity="100%" fo:font-size="14pt" fo:font-weight="bold" officeooo:rsid="0090e7a7" officeooo:paragraph-rsid="0090e7a7" fo:background-color="transparent" style:font-size-asian="14pt" style:font-weight-asian="bold" style:font-size-complex="14pt" style:font-weight-complex="bold"/>
    </style:style>
    <style:style style:name="P46" style:family="paragraph" style:parent-style-name="Standard">
      <style:text-properties fo:color="#2a6099" loext:opacity="100%" fo:font-size="18pt" fo:font-weight="bold" officeooo:rsid="001ef909" officeooo:paragraph-rsid="001ef909" fo:background-color="transparent" style:font-size-asian="18pt" style:font-weight-asian="bold" style:font-size-complex="18pt" style:font-weight-complex="bold"/>
    </style:style>
    <style:style style:name="P47" style:family="paragraph" style:parent-style-name="Standard">
      <style:text-properties fo:color="#2a6099" loext:opacity="100%" fo:font-size="18pt" fo:font-weight="bold" officeooo:rsid="008c4f8f" officeooo:paragraph-rsid="008c4f8f" fo:background-color="transparent" style:font-size-asian="18pt" style:font-weight-asian="bold" style:font-size-complex="18pt" style:font-weight-complex="bold"/>
    </style:style>
    <style:style style:name="P48" style:family="paragraph" style:parent-style-name="Standard">
      <style:text-properties officeooo:paragraph-rsid="0090e7a7"/>
    </style:style>
    <style:style style:name="P49" style:family="paragraph" style:parent-style-name="Standard">
      <style:text-properties fo:color="#ff4000" loext:opacity="100%" fo:font-size="18pt" fo:font-weight="bold" officeooo:paragraph-rsid="0090e7a7" style:font-size-asian="18pt" style:font-weight-asian="bold" style:font-size-complex="18pt" style:font-weight-complex="bold"/>
    </style:style>
    <style:style style:name="P50" style:family="paragraph" style:parent-style-name="Standard">
      <style:text-properties fo:color="#ff4000" loext:opacity="100%" fo:font-size="18pt" fo:font-weight="bold" officeooo:paragraph-rsid="0096bde9" style:font-size-asian="18pt" style:font-weight-asian="bold" style:font-size-complex="18pt" style:font-weight-complex="bold"/>
    </style:style>
    <style:style style:name="P51" style:family="paragraph" style:parent-style-name="Standard">
      <style:text-properties officeooo:paragraph-rsid="00990aa8"/>
    </style:style>
    <style:style style:name="P52" style:family="paragraph" style:parent-style-name="Standard">
      <style:text-properties officeooo:rsid="0099d8db" officeooo:paragraph-rsid="0099d8db"/>
    </style:style>
    <style:style style:name="T1" style:family="text">
      <style:text-properties fo:font-size="20pt" style:font-size-asian="20pt" style:font-size-complex="20pt"/>
    </style:style>
    <style:style style:name="T2" style:family="text">
      <style:text-properties fo:color="#ff8000" loext:opacity="100%"/>
    </style:style>
    <style:style style:name="T3" style:family="text">
      <style:text-properties fo:color="#ff8000" loext:opacity="100%" officeooo:rsid="0031755f"/>
    </style:style>
    <style:style style:name="T4" style:family="text">
      <style:text-properties fo:color="#ff8000" loext:opacity="100%" fo:font-size="15pt" style:font-size-asian="15pt" style:font-size-complex="15pt"/>
    </style:style>
    <style:style style:name="T5" style:family="text">
      <style:text-properties fo:color="#ff8000" loext:opacity="100%" officeooo:rsid="003467b9"/>
    </style:style>
    <style:style style:name="T6" style:family="text">
      <style:text-properties fo:color="#ff8000" loext:opacity="100%" officeooo:rsid="006f0c02"/>
    </style:style>
    <style:style style:name="T7" style:family="text">
      <style:text-properties officeooo:rsid="00242e6b"/>
    </style:style>
    <style:style style:name="T8" style:family="text">
      <style:text-properties officeooo:rsid="0024ceaa"/>
    </style:style>
    <style:style style:name="T9" style:family="text">
      <style:text-properties fo:color="#ff4000" loext:opacity="100%"/>
    </style:style>
    <style:style style:name="T10" style:family="text">
      <style:text-properties fo:color="#ff4000" loext:opacity="100%" style:text-line-through-style="none" style:text-line-through-type="none" fo:font-size="15pt" fo:font-weight="bold" style:font-size-asian="15pt" style:font-weight-asian="bold" style:font-size-complex="15pt" style:font-weight-complex="bold"/>
    </style:style>
    <style:style style:name="T11" style:family="text">
      <style:text-properties fo:color="#ff4000" loext:opacity="100%" style:text-line-through-style="none" style:text-line-through-type="none" fo:font-size="15pt" fo:font-weight="bold" officeooo:rsid="0090e7a7" style:font-size-asian="15pt" style:font-weight-asian="bold" style:font-size-complex="15pt" style:font-weight-complex="bold"/>
    </style:style>
    <style:style style:name="T12" style:family="text">
      <style:text-properties fo:color="#ff4000" loext:opacity="100%" style:text-line-through-style="none" style:text-line-through-type="none" fo:font-size="15pt" fo:font-weight="bold" officeooo:rsid="009151dc" style:font-size-asian="15pt" style:font-weight-asian="bold" style:font-size-complex="15pt" style:font-weight-complex="bold"/>
    </style:style>
    <style:style style:name="T13" style:family="text">
      <style:text-properties fo:color="#ff4000" loext:opacity="100%" style:text-line-through-style="none" style:text-line-through-type="none" fo:font-size="15pt" fo:font-weight="bold" officeooo:rsid="00990aa8" fo:background-color="transparent" loext:char-shading-value="0" style:font-size-asian="15pt" style:font-weight-asian="bold" style:font-size-complex="15pt" style:font-weight-complex="bold"/>
    </style:style>
    <style:style style:name="T14" style:family="text">
      <style:text-properties fo:color="#ff4000" loext:opacity="100%" style:text-line-through-style="none" style:text-line-through-type="none" fo:font-size="15pt" fo:font-weight="bold" officeooo:rsid="0085b47a" fo:background-color="transparent" loext:char-shading-value="0" style:font-size-asian="15pt" style:font-weight-asian="bold" style:font-size-complex="15pt" style:font-weight-complex="bold"/>
    </style:style>
    <style:style style:name="T15" style:family="text">
      <style:text-properties fo:color="#ff4000" loext:opacity="100%" style:text-line-through-style="none" style:text-line-through-type="none" fo:font-size="15pt" fo:font-weight="bold" officeooo:rsid="0096bde9" fo:background-color="transparent" loext:char-shading-value="0" style:font-size-asian="15pt" style:font-weight-asian="bold" style:font-size-complex="15pt" style:font-weight-complex="bold"/>
    </style:style>
    <style:style style:name="T16" style:family="text">
      <style:text-properties fo:color="#ff4000" loext:opacity="100%" style:text-line-through-style="none" style:text-line-through-type="none" fo:font-size="18pt" fo:font-weight="bold" officeooo:rsid="00990aa8" fo:background-color="transparent" loext:char-shading-value="0" style:font-size-asian="18pt" style:font-weight-asian="bold" style:font-size-complex="18pt" style:font-weight-complex="bold"/>
    </style:style>
    <style:style style:name="T17" style:family="text">
      <style:text-properties officeooo:rsid="003107e0"/>
    </style:style>
    <style:style style:name="T18" style:family="text">
      <style:text-properties officeooo:rsid="003110da"/>
    </style:style>
    <style:style style:name="T19" style:family="text">
      <style:text-properties officeooo:rsid="003121c7"/>
    </style:style>
    <style:style style:name="T20" style:family="text">
      <style:text-properties fo:color="#000000" loext:opacity="100%"/>
    </style:style>
    <style:style style:name="T21" style:family="text">
      <style:text-properties fo:color="#000000" loext:opacity="100%" fo:font-size="15pt" style:font-size-asian="15pt" style:font-size-complex="15pt"/>
    </style:style>
    <style:style style:name="T22" style:family="text">
      <style:text-properties fo:color="#000000" loext:opacity="100%" fo:font-size="15pt" officeooo:rsid="0094fd04" style:font-size-asian="15pt" style:font-size-complex="15pt"/>
    </style:style>
    <style:style style:name="T23" style:family="text">
      <style:text-properties fo:color="#000000" loext:opacity="100%" fo:font-size="15pt" officeooo:rsid="00973159" style:font-size-asian="15pt" style:font-size-complex="15pt"/>
    </style:style>
    <style:style style:name="T24" style:family="text">
      <style:text-properties fo:color="#000000" loext:opacity="100%" style:text-line-through-style="none" style:text-line-through-type="none" officeooo:rsid="00879ee0"/>
    </style:style>
    <style:style style:name="T25" style:family="text">
      <style:text-properties fo:color="#000000" loext:opacity="100%" style:text-line-through-style="none" style:text-line-through-type="none" officeooo:rsid="0083fc85"/>
    </style:style>
    <style:style style:name="T26" style:family="text">
      <style:text-properties fo:color="#000000" loext:opacity="100%" style:text-line-through-style="none" style:text-line-through-type="none" officeooo:rsid="0085b47a"/>
    </style:style>
    <style:style style:name="T27" style:family="text">
      <style:text-properties fo:color="#000000" loext:opacity="100%" style:text-line-through-style="none" style:text-line-through-type="none" fo:font-size="15pt" fo:font-weight="bold" style:font-size-asian="15pt" style:font-weight-asian="bold" style:font-size-complex="15pt" style:font-weight-complex="bold"/>
    </style:style>
    <style:style style:name="T28" style:family="text">
      <style:text-properties fo:color="#000000" loext:opacity="100%" style:text-line-through-style="none" style:text-line-through-type="none" fo:font-size="15pt" fo:font-weight="bold" officeooo:rsid="0090e7a7" style:font-size-asian="15pt" style:font-weight-asian="bold" style:font-size-complex="15pt" style:font-weight-complex="bold"/>
    </style:style>
    <style:style style:name="T29" style:family="text">
      <style:text-properties fo:color="#000000" loext:opacity="100%" style:text-line-through-style="none" style:text-line-through-type="none" fo:font-size="15pt" fo:font-weight="bold" officeooo:rsid="00990aa8" fo:background-color="transparent" loext:char-shading-value="0" style:font-size-asian="15pt" style:font-weight-asian="bold" style:font-size-complex="15pt" style:font-weight-complex="bold"/>
    </style:style>
    <style:style style:name="T30" style:family="text">
      <style:text-properties fo:color="#000000" loext:opacity="100%" style:text-line-through-style="none" style:text-line-through-type="none" fo:font-size="15pt" fo:language="en" fo:country="US" fo:font-weight="bold" style:font-size-asian="15pt" style:font-weight-asian="bold" style:font-size-complex="15pt" style:font-weight-complex="bold"/>
    </style:style>
    <style:style style:name="T31" style:family="text">
      <style:text-properties fo:color="#000000" loext:opacity="100%" style:text-line-through-style="none" style:text-line-through-type="none" fo:font-size="15pt" fo:language="en" fo:country="US" fo:font-weight="bold" officeooo:rsid="00990aa8" style:font-size-asian="15pt" style:font-weight-asian="bold" style:font-size-complex="15pt" style:font-weight-complex="bold"/>
    </style:style>
    <style:style style:name="T32" style:family="text">
      <style:text-properties fo:color="#000000" loext:opacity="100%" style:text-line-through-style="none" style:text-line-through-type="none" fo:font-size="15pt" fo:language="en" fo:country="US" fo:font-weight="bold" officeooo:rsid="009b9b4f" style:font-size-asian="15pt" style:font-weight-asian="bold" style:font-size-complex="15pt" style:font-weight-complex="bold"/>
    </style:style>
    <style:style style:name="T33" style:family="text">
      <style:text-properties fo:color="#000000" loext:opacity="100%" style:text-line-through-style="none" style:text-line-through-type="none" fo:font-size="15pt" fo:language="en" fo:country="US" fo:font-weight="bold" officeooo:rsid="009cca3b" style:font-size-asian="15pt" style:font-weight-asian="bold" style:font-size-complex="15pt" style:font-weight-complex="bold"/>
    </style:style>
    <style:style style:name="T34" style:family="text">
      <style:text-properties fo:color="#000000" loext:opacity="100%" style:text-line-through-style="none" style:text-line-through-type="none" fo:font-size="15pt" fo:language="en" fo:country="US" fo:font-style="italic" fo:font-weight="bold" style:font-size-asian="15pt" style:font-style-asian="italic" style:font-weight-asian="bold" style:font-size-complex="15pt" style:font-style-complex="italic" style:font-weight-complex="bold"/>
    </style:style>
    <style:style style:name="T35" style:family="text">
      <style:text-properties fo:color="#000000" loext:opacity="100%" style:text-line-through-style="none" style:text-line-through-type="none" fo:font-size="18pt" fo:font-weight="bold" officeooo:rsid="00990aa8" fo:background-color="transparent" loext:char-shading-value="0" style:font-size-asian="18pt" style:font-weight-asian="bold" style:font-size-complex="18pt" style:font-weight-complex="bold"/>
    </style:style>
    <style:style style:name="T36" style:family="text">
      <style:text-properties fo:color="#000000" loext:opacity="100%" officeooo:rsid="0083fc85"/>
    </style:style>
    <style:style style:name="T37" style:family="text">
      <style:text-properties fo:color="#000000" loext:opacity="100%" officeooo:rsid="008228ef"/>
    </style:style>
    <style:style style:name="T38" style:family="text">
      <style:text-properties officeooo:rsid="0032530d"/>
    </style:style>
    <style:style style:name="T39" style:family="text">
      <style:text-properties officeooo:rsid="0035027e"/>
    </style:style>
    <style:style style:name="T40" style:family="text">
      <style:text-properties officeooo:rsid="00391f77"/>
    </style:style>
    <style:style style:name="T41" style:family="text">
      <style:text-properties fo:color="#5eb91e" loext:opacity="100%"/>
    </style:style>
    <style:style style:name="T42" style:family="text">
      <style:text-properties fo:color="#5eb91e" loext:opacity="100%" officeooo:rsid="0040424e"/>
    </style:style>
    <style:style style:name="T43" style:family="text">
      <style:text-properties officeooo:rsid="003eb5d9"/>
    </style:style>
    <style:style style:name="T44" style:family="text">
      <style:text-properties fo:color="#acb20c" loext:opacity="100%"/>
    </style:style>
    <style:style style:name="T45" style:family="text">
      <style:text-properties officeooo:rsid="004ca901" fo:background-color="#ffff00" loext:char-shading-value="0"/>
    </style:style>
    <style:style style:name="T46" style:family="text">
      <style:text-properties officeooo:rsid="004f83b0"/>
    </style:style>
    <style:style style:name="T47" style:family="text">
      <style:text-properties officeooo:rsid="004fde63"/>
    </style:style>
    <style:style style:name="T48" style:family="text">
      <style:text-properties officeooo:rsid="00521fdb"/>
    </style:style>
    <style:style style:name="T49" style:family="text">
      <style:text-properties officeooo:rsid="0056ccd4"/>
    </style:style>
    <style:style style:name="T50" style:family="text">
      <style:text-properties officeooo:rsid="005d7954"/>
    </style:style>
    <style:style style:name="T51" style:family="text">
      <style:text-properties officeooo:rsid="005d9910"/>
    </style:style>
    <style:style style:name="T52" style:family="text">
      <style:text-properties officeooo:rsid="0060e854"/>
    </style:style>
    <style:style style:name="T53" style:family="text">
      <style:text-properties officeooo:rsid="00612c47"/>
    </style:style>
    <style:style style:name="T54" style:family="text">
      <style:text-properties officeooo:rsid="00623a03"/>
    </style:style>
    <style:style style:name="T55" style:family="text">
      <style:text-properties officeooo:rsid="006320db"/>
    </style:style>
    <style:style style:name="T56" style:family="text">
      <style:text-properties officeooo:rsid="006a2160"/>
    </style:style>
    <style:style style:name="T57" style:family="text">
      <style:text-properties officeooo:rsid="00743275"/>
    </style:style>
    <style:style style:name="T58" style:family="text">
      <style:text-properties officeooo:rsid="007a9a06"/>
    </style:style>
    <style:style style:name="T59" style:family="text">
      <style:text-properties fo:color="#069a2e" loext:opacity="100%"/>
    </style:style>
    <style:style style:name="T60" style:family="text">
      <style:text-properties fo:color="#069a2e" loext:opacity="100%" officeooo:rsid="007ff0bb"/>
    </style:style>
    <style:style style:name="T61" style:family="text">
      <style:text-properties officeooo:rsid="007e82b0"/>
    </style:style>
    <style:style style:name="T62" style:family="text">
      <style:text-properties officeooo:rsid="008228ef"/>
    </style:style>
    <style:style style:name="T63" style:family="text">
      <style:text-properties officeooo:rsid="0083fc85"/>
    </style:style>
    <style:style style:name="T64" style:family="text">
      <style:text-properties style:text-line-through-style="none" style:text-line-through-type="none"/>
    </style:style>
    <style:style style:name="T65" style:family="text">
      <style:text-properties style:text-line-through-style="none" style:text-line-through-type="none" officeooo:rsid="0085b47a"/>
    </style:style>
    <style:style style:name="T66" style:family="text">
      <style:text-properties style:text-line-through-style="none" style:text-line-through-type="none" officeooo:rsid="00879ee0"/>
    </style:style>
    <style:style style:name="T67" style:family="text">
      <style:text-properties fo:color="#f10d0c" loext:opacity="100%" style:text-line-through-style="none" style:text-line-through-type="none" fo:font-size="14pt" fo:font-weight="bold" officeooo:rsid="0090e7a7" fo:background-color="transparent" loext:char-shading-value="0" style:font-size-asian="14pt" style:font-weight-asian="bold" style:font-size-complex="14pt" style:font-weight-complex="bold"/>
    </style:style>
    <style:style style:name="T68" style:family="text">
      <style:text-properties fo:font-size="15pt" style:font-size-asian="15pt" style:font-size-complex="15pt"/>
    </style:style>
    <style:style style:name="T69" style:family="text">
      <style:text-properties fo:font-size="15pt" officeooo:rsid="0096bde9" style:font-size-asian="15pt" style:font-size-complex="15pt"/>
    </style:style>
    <style:style style:name="T70" style:family="text">
      <style:text-properties fo:font-size="15pt" officeooo:rsid="0092d9b3"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8"/><text:span text:style-name="T1">LINUX COMMAND LINE TUTORIAL</text:span></text:p>
      <text:p text:style-name="P1"/>
      <text:p text:style-name="P2">Strongly Need-To-Know Information</text:p>
      <text:list xml:id="list1722957603" text:style-name="L1">
        <text:list-item>
          <text:p text:style-name="P42">One dot represents the current direction while two dots represent the parent direction!</text:p>
        </text:list-item>
        <text:list-item>
          <text:p text:style-name="P42"><text:span text:style-name="T2">'sudo -s' </text:span>command does you root user!</text:p>
        </text:list-item>
        <text:list-item>
          <text:p text:style-name="P42">permission <text:s text:c="5"/>octal number system</text:p>
          <text:p text:style-name="P42"><text:tab/>r (read) <text:s text:c="6"/>-&gt; <text:s text:c="11"/><text:span text:style-name="T2">4</text:span></text:p>
          <text:p text:style-name="P42"><text:tab/>w (write) <text:s text:c="4"/>-&gt; <text:s text:c="11"/><text:span text:style-name="T2">2</text:span></text:p>
          <text:p text:style-name="P42"><text:tab/>x (execute) -&gt; <text:tab/> <text:s text:c="7"/><text:span text:style-name="T2">1</text:span></text:p>
        </text:list-item>
      </text:list>
      <text:p text:style-name="P31"/>
      <text:p text:style-name="P2"/>
      <text:p text:style-name="P2">User and Group Processes</text:p>
      <text:p text:style-name="P2"/>
      <text:p text:style-name="P17">ID Command</text:p>
      <text:p text:style-name="P29">Which prints real and effective user and group IDs <text:span text:style-name="T58">on your pc.</text:span></text:p>
      <text:p text:style-name="P30"><text:span text:style-name="T59">Effective User,</text:span><text:span text:style-name="T60">Group</text:span><text:span text:style-name="T59">:</text:span> It is the current user, <text:span text:style-name="T61">meaning currently used user!</text:span></text:p>
      <text:p text:style-name="P41">Real User, Group: <text:span text:style-name="T20">The user, group created when first setting up the system!</text:span></text:p>
      <text:p text:style-name="P19"/>
      <text:p text:style-name="P40">OPTIONS</text:p>
      <text:p text:style-name="P40">-g :<text:span text:style-name="T20"> print only the effective group ID</text:span></text:p>
      <text:p text:style-name="P40">-G : <text:span text:style-name="T20">print all group IDs</text:span></text:p>
      <text:p text:style-name="P40">-<text:span text:style-name="T62">u : </text:span><text:span text:style-name="T37">print only the effective (currently used) user</text:span></text:p>
      <text:p text:style-name="P40">-<text:span text:style-name="T63">r : </text:span><text:span text:style-name="T36">print the real ID instead of the effective ID and is used with </text:span><text:span text:style-name="T25">-u, -g, -G </text:span><text:span text:style-name="T26">options!</text:span></text:p>
      <text:p text:style-name="P44"><text:span text:style-name="T65">-</text:span><text:span text:style-name="T66">n : </text:span><text:span text:style-name="T24">print a name instead of a number (ID) and is used with </text:span><text:span text:style-name="T25">-u, -g, -G </text:span><text:span text:style-name="T26">options!</text:span></text:p>
      <text:p text:style-name="P44"><text:span text:style-name="T65"/></text:p>
      <text:p text:style-name="P47"><text:span text:style-name="T65">S</text:span><text:span text:style-name="T64">UDO (Super User Do) Command</text:span></text:p>
      <text:p text:style-name="P43"><text:span text:style-name="T65">The sudo command allows you to run programs with the security privileges of another user (by default, as the superuser). It prompts you for your personal password and confirms your request to execute a command by checking a file, called sudoers , which the system administrator configures.</text:span></text:p>
      <text:p text:style-name="P43"><text:span text:style-name="T65"/></text:p>
      <text:p text:style-name="P45"><text:span text:style-name="T65">O</text:span><text:span text:style-name="T64">PTIONS</text:span></text:p>
      <text:p text:style-name="P48"><text:span text:style-name="T67">-b, --background: </text:span><text:span text:style-name="T27">The sudo command allows you to run programs with the security privileges of another user (by default, as the superuser). It prompts you for your personal password and confirms your request to execute a command by checking a file, called sudoers , which the system administrator configures.</text:span></text:p>
      <text:p text:style-name="P48"><text:span text:style-name="T10">-</text:span><text:span text:style-name="T12">D</text:span><text:span text:style-name="T11"> &lt;directory&gt;, <text:s/>--chdir=&lt;directory&gt;: </text:span><text:span text:style-name="T28">The sudo command allows you to run programs with the security privileges of another user (by default, as the superuser). It prompts you for your personal password and confirms your request to execute a command by checking a file, called sudoers , which the system administrator configures.</text:span></text:p>
      <text:p text:style-name="P49"><text:span text:style-name="T68">-h host, --</text:span><text:span text:style-name="T70">host=host </text:span><text:span text:style-name="T68">:</text:span> <text:span text:style-name="T21">Run the command on the specified host if the security policy plugin supports remote commands. Note that the sudoers plugin does not currently support running remote commands. <text:s/>This may also be used in conjunction with the -l option to list a user's privileges for the remote host.</text:span></text:p>
      <text:p text:style-name="P49"><text:span text:style-name="T21"/></text:p>
      <text:p text:style-name="P50"><text:span text:style-name="T68">-</text:span><text:span text:style-name="T69">k: </text:span><text:span text:style-name="T21">The next time sudo is run a password will be required. <text:s/>This option does not require a password an</text:span><text:span text:style-name="T22">d </text:span><text:span text:style-name="T21">was added to allow a user to revoke sudo permissions from a .logout file. </text:span><text:span text:style-name="T23">Example: sudo -k</text:span></text:p>
      <text:p text:style-name="P48"><text:span text:style-name="T28"/></text:p>
      <text:p text:style-name="P51"><text:span text:style-name="T14">-</text:span><text:span text:style-name="T13">l</text:span><text:span text:style-name="T15">: </text:span><text:span text:style-name="T35">It stands for ‘list’ and which lists the</text:span><text:span text:style-name="T16"> </text:span><text:span text:style-name="T29">c</text:span><text:span text:style-name="T31">ommands that the sudo command is authorized to run.</text:span></text:p>
      <text:p text:style-name="P51"><text:span text:style-name="T31"/></text:p>
      <text:p text:style-name="P52"><text:span text:style-name="T31">I</text:span><text:span text:style-name="T30">f we edit the sudo permissons for any user; we need to go into the /etc/sudoers file and edit it. But we </text:span></text:p>
      <text:p text:style-name="P52"><text:span text:style-name="T30">don’t this with the nano or any text editor instead, we use the visudo comman</text:span><text:span text:style-name="T32">d</text:span><text:span text:style-name="T30"> for this! </text:span><text:span text:style-name="T33">Example: sudo visudo</text:span></text:p>
      <text:p text:style-name="P51"><text:span text:style-name="T31"/></text:p>
      <text:p text:style-name="P27">* The fund<text:span text:style-name="T19">a</text:span>mental command line to create a new user: </text:p>
      <text:p text:style-name="P27"><text:tab/><text:span text:style-name="T2">sudo useradd &lt;username&gt; -m -s &lt;name of shell that is already exist in the pc or currently used&gt; -g &lt;grou</text:span><text:span text:style-name="T3">p</text:span><text:span text:style-name="T2"> name&gt; -c &lt;comment&gt;</text:span></text:p>
      <text:p text:style-name="P27"/>
      <text:p text:style-name="P27">In above;</text:p>
      <text:p text:style-name="P27">-m (main) -&gt; it is used to create default home directory for user,</text:p>
      <text:p text:style-name="P27">-s (shell) -&gt; it sets up the shell,</text:p>
      <text:p text:style-name="P27">-g (group) -&gt; it represents the user's group,</text:p>
      <text:p text:style-name="P27">-c (comment) -&gt; it is for any comment </text:p>
      <text:p text:style-name="P27"/>
      <text:p text:style-name="P27">* To delete/remove a user from the linux;</text:p>
      <text:p text:style-name="P27"><text:tab/><text:span text:style-name="T2">sudo userdel -r &lt;username&gt;</text:span></text:p>
      <text:p text:style-name="P27">-r (remove) -&gt; With this option files in the user's home directory will be removed along with the home directory itself and the user's mail spool.</text:p>
      <text:p text:style-name="P27"/>
      <text:p text:style-name="P27">* To see the current user's group: <text:span text:style-name="T2">'groups'</text:span> command</text:p>
      <text:p text:style-name="P27"/>
      <text:p text:style-name="P27">* To see all groups in your operating syste<text:span text:style-name="T8">m</text:span>: <text:span text:style-name="T2">cat /etc/group</text:span></text:p>
      <text:p text:style-name="P27"/>
      <text:p text:style-name="P27">* To add any group to your system: <text:span text:style-name="T2">sudo groupadd &lt;group name&gt;</text:span></text:p>
      <text:p text:style-name="P27"/>
      <text:p text:style-name="P27">* To delete any group from your system: <text:span text:style-name="T2">sudo groupdel &lt;group name&gt;</text:span></text:p>
      <text:p text:style-name="P27"/>
      <text:p text:style-name="P27">* To add any user to any available group on your OS:</text:p>
      <text:p text:style-name="P27"><text:tab/><text:span text:style-name="T2">sudo gpasswd -a &lt;username&gt; &lt;group name&gt;</text:span></text:p>
      <text:p text:style-name="P27"/>
      <text:p text:style-name="P27">gpasswd -&gt; g is for the group and passwd is for the user's password that will be entered by user.</text:p>
      <text:p text:style-name="P27">-a (add) -&gt; It does the addition process.</text:p>
      <text:p text:style-name="P27"/>
      <text:p text:style-name="P27">* To delete any user from any available group on your OS: <text:span text:style-name="T2">sudo gpasswd -d &lt;username&gt; &lt;group name&gt;</text:span></text:p>
      <text:p text:style-name="P27">-d (delete) -&gt; It does the deletion process.</text:p>
      <text:p text:style-name="P32"/>
      <text:p text:style-name="P32"/>
      <text:p text:style-name="P3">MV Command</text:p>
      <text:p text:style-name="P28">If you use the mv keyword for the same class like a file or a directory such as: <text:span text:style-name="T2">mv file1.txt file2.txt / mv dir1 dir2</text:span>; then you rename the file or directory <text:span text:style-name="T2"><text:s/></text:span></text:p>
      <text:p text:style-name="P33"/>
      <text:p text:style-name="P3">TOUCH Command</text:p>
      <text:p text:style-name="P28">If you use the touch command for a existed file , it changes the creation time of the file!</text:p>
      <text:p text:style-name="P28"/>
      <text:p text:style-name="P4">LEARNING DISK SPACE</text:p>
      <text:p text:style-name="P28">* To learn amount of disk space for file systems on our Operating System: <text:span text:style-name="T2">df (disk free) </text:span>command. But when you run this command, you probably won't understand the amounts of free spaces exactly! So there is a way about this matter and it is; <text:span text:style-name="T2">'-h' option</text:span>. This option stands for <text:span text:style-name="T2">-- human readable</text:span>. Meaning any human can understand the amounts on the output list!</text:p>
      <text:p text:style-name="P28"><text:span text:style-name="T7">T</text:span>he usage of "-- human readable" option is such as: <text:span text:style-name="T2">df -h/ --human-readable </text:span></text:p>
      <text:p text:style-name="P33"/>
      <text:p text:style-name="P28">* To learn estimated disk space usage of a folder: <text:span text:style-name="T2">du (disk usage) command</text:span></text:p>
      <text:p text:style-name="P33"/>
      <text:p text:style-name="P27">* To be able to use this command, you must go to the directory that you want to learn the estimated disk usage of it or must write the directory name after the <text:span text:style-name="T2">du </text:span>command and its options! Then you can type this command to the terminal.</text:p>
      <text:p text:style-name="P27"/>
      <text:p text:style-name="P27">* There is also an option that benefits to understand a human the amount of the disk space; <text:span text:style-name="T2">cd &lt;directory name&gt;</text:span> and then <text:span text:style-name="T2">du -h / du -h &lt;directory name&gt;</text:span></text:p>
      <text:p text:style-name="P27">Also you can <text:span text:style-name="T2">'-s' (summary) option</text:span> for sorter outputs; <text:span text:style-name="T2">cd &lt;directory name&gt;</text:span> and then <text:span text:style-name="T2">du -sh / du -sh &lt;directory name&gt;</text:span></text:p>
      <text:p text:style-name="P32"/>
      <text:p text:style-name="P5">LEARNING FREE MEMORY</text:p>
      <text:p text:style-name="P20">To see the free memory in the system; <text:span text:style-name="T2">free</text:span> command </text:p>
      <text:p text:style-name="P20">If you want to see the <text:span text:style-name="T18">results</text:span> in <text:span text:style-name="T18">gigabyte</text:span> form: <text:span text:style-name="T2">-g,</text:span></text:p>
      <text:p text:style-name="P20">" <text:s text:c="3"/>" <text:s text:c="4"/>" <text:s text:c="5"/>" <text:s text:c="3"/>" <text:s text:c="3"/>" <text:s text:c="6"/>" <text:s text:c="5"/>" megabyte form: <text:span text:style-name="T2">-m </text:span>opt<text:span text:style-name="T17">i</text:span>ons can be used!</text:p>
      <text:p text:style-name="P20">For example; <text:span text:style-name="T2">free -g <text:s/>calendar</text:span></text:p>
      <text:p text:style-name="P5"/>
      <text:p text:style-name="P6">WATCH Command</text:p>
      <text:p text:style-name="P21">To execute any script or any command in interval regular<text:span text:style-name="T18">l</text:span>y, then you can use the <text:span text:style-name="T2">WATCH </text:span>command. Which outputs the results of any command as interval like a dashboard.</text:p>
      <text:p text:style-name="P21">If you want to change the interval second, then you can use the<text:span text:style-name="T2"> '-n / --interval'</text:span> option such as: <text:span text:style-name="T2">watch -n 1 (for example;) free -m </text:span>(It will change the interval second as one second!)</text:p>
      <text:p text:style-name="P21"/>
      <text:p text:style-name="P7">HEAD and TAIL Commands </text:p>
      <text:p text:style-name="P22">* To output the head of any file (as default 10 line) we use the <text:span text:style-name="T2">HEAD</text:span> command.</text:p>
      <text:p text:style-name="P22">* To output the tail / last of any file (as default 10 line) we use the <text:span text:style-name="T2">TAIL</text:span> command.</text:p>
      <text:p text:style-name="P22">Such as: <text:span text:style-name="T2">head/ tail &lt;file name&gt;</text:span></text:p>
      <text:p text:style-name="P22">* You can change the number of lines that will be printed with the<text:span text:style-name="T2"> '-n / --interval' </text:span>option or with only minus and the number of lines without the -n/--interval.</text:p>
      <text:p text:style-name="P22">Such as: <text:span text:style-name="T2">head/ tail -n &lt;number&gt; &lt;file name&gt; / head/ tail -&lt;number&gt; &lt;file name&gt;</text:span> <text:s/>(like head -3 file1.txt)</text:p>
      <text:p text:style-name="P22">* Also you can use them with multiple file;<text:span text:style-name="T9"> </text:span><text:span text:style-name="T2">head/tail &lt;file name 1&gt;&lt;file name 2&gt;</text:span></text:p>
      <text:p text:style-name="P38"/>
      <text:p text:style-name="P38"/>
      <text:p text:style-name="P9">FIND Command</text:p>
      <text:p text:style-name="P24">* To find any file in any directory, you can use the FIND command.</text:p>
      <text:p text:style-name="P18"><text:span text:style-name="T20">such as: </text:span><text:span text:style-name="T2">find &lt;directory name which you want to search the file in </text:span><text:span text:style-name="T5">it</text:span><text:span text:style-name="T2">&gt; -name &lt;the complete file name (with the extension)&gt;</text:span></text:p>
      <text:p text:style-name="P36"/>
      <text:p text:style-name="P9"><text:span text:style-name="T20">** </text:span><text:span text:style-name="T21">If you don't know the file extension, then you can just use the '*' sign. Which means 'all'. So if you use this such as for example; </text:span><text:span text:style-name="T4">find dir -name file.* </text:span></text:p>
      <text:p text:style-name="P22">Then the terminal outputs the path of the any file named as "file" on the directory that you are in.</text:p>
      <text:p text:style-name="P22"/>
      <text:p text:style-name="P22">Or for example instead of the file name you can indicate the extension of file such as: <text:span text:style-name="T2">find dir2 -name *.txt</text:span></text:p>
      <text:p text:style-name="P22">An other example: <text:span text:style-name="T2">find / -name kern*</text:span></text:p>
      <text:p text:style-name="P34"/>
      <text:p text:style-name="P23">** Sometimes you aren't be able to know the file name you created one or more days ago. Then type the directory name you want to add after FIND and then type '-mtime' option. This provides the search process. At the end you will write down a minus and the number of days you want it in advance. Like that:<text:span text:style-name="T2"> find dir3 -mtime -&lt;number&gt; </text:span>(ex<text:span text:style-name="T38">ample</text:span>; -2, which means two days ago!)<text:span text:style-name="T2"> </text:span></text:p>
      <text:p text:style-name="P34"/>
      <text:p text:style-name="P34"/>
      <text:p text:style-name="P10">WORD COUNT (WD) Command</text:p>
      <text:p text:style-name="P34"/>
      <text:p text:style-name="P23">*<text:span text:style-name="T2"> </text:span>To learn the word count or line count of a file: <text:span text:style-name="T2">wc (word count)</text:span> command</text:p>
      <text:p text:style-name="P23">→<text:span text:style-name="T39"> </text:span>the first output number represents the number of line,</text:p>
      <text:p text:style-name="P23">→<text:span text:style-name="T39"> </text:span>the second is for the word and the last one is for the <text:span text:style-name="T39">characters.</text:span></text:p>
      <text:p text:style-name="P23">* You can use certain flags in 'wc' command, which will give you <text:span text:style-name="T39">specifically</text:span> what you want;</text:p>
      <text:p text:style-name="P23">-l: ıt provides to output just the number of lines,</text:p>
      <text:p text:style-name="P23">-c: same <text:span text:style-name="T39">way</text:span> just characters and</text:p>
      <text:p text:style-name="P23">-w: for the words.</text:p>
      <text:p text:style-name="P23">-L: It gives you length of the longest line.</text:p>
      <text:p text:style-name="P23">General Formula: <text:span text:style-name="T2">wc &lt;option&gt; &lt;file name&gt;</text:span></text:p>
      <text:p text:style-name="P34"/>
      <text:p text:style-name="P34"/>
      <text:p text:style-name="P8"/>
      <text:p text:style-name="P11">CAL Command</text:p>
      <text:p text:style-name="P23">* It is used to display a <text:span text:style-name="T40">conventionally</text:span> formatted calendar. 'cal' stands for calendar.</text:p>
      <text:p text:style-name="P23"/>
      <text:p text:style-name="P23">* There are some useful flags / <text:span text:style-name="T40">sub commands</text:span> for this 'cal' command;</text:p>
      <text:p text:style-name="P23">ncal : It changes the week days location on the calendar.</text:p>
      <text:p text:style-name="P23">&lt;<text:span text:style-name="T40">year name</text:span>&gt; : It gives us all the months in that year. For example: cal 2021</text:p>
      <text:p text:style-name="P23">-3 : It displays the previous month of the current month and then the current one at the end of the next one. For example; cal -1 --&gt; It gives you the current month.</text:p>
      <text:p text:style-name="P34"/>
      <text:p text:style-name="P34"/>
      <text:p text:style-name="P12">DATE Command</text:p>
      <text:p text:style-name="P23">To learn the date and time of system: <text:span text:style-name="T2">DATE command </text:span></text:p>
      <text:p text:style-name="P23">* You can use the <text:span text:style-name="T2">'-s' option</text:span> which stands for "set" to set the date of system in String as you wish:<text:span text:style-name="T2"> date -s "&lt;date&gt; &lt;time&gt;"</text:span></text:p>
      <text:p text:style-name="P23">For example; <text:span text:style-name="T2">date -s "11/20/2021 12:48:00"</text:span></text:p>
      <text:p text:style-name="P23"/>
      <text:p text:style-name="P23">* You can also learn parts of the date String which you wanted by typing after the DATE keyword;</text:p>
      <text:p text:style-name="P23"><text:span text:style-name="T2">+%m </text:span>: It shows just the month number,</text:p>
      <text:p text:style-name="P23"><text:span text:style-name="T2">+%h </text:span>: It shows just the abbreviated month (like Jan)</text:p>
      <text:p text:style-name="P23"><text:span text:style-name="T2">+%B </text:span>: It shows just the full month name </text:p>
      <text:p text:style-name="P23"><text:span text:style-name="T2">+%d</text:span>: It shows just the day of the month</text:p>
      <text:p text:style-name="P23"><text:span text:style-name="T2">+%y</text:span> : It shows just the year</text:p>
      <text:p text:style-name="P23">to more options, you can look up the man of this command!</text:p>
      <text:p text:style-name="P23">For example; <text:span text:style-name="T2">date +%d%m%Y</text:span></text:p>
      <text:p text:style-name="P23"/>
      <text:p text:style-name="P23">* You also can format the output date with the <text:span text:style-name="T2">(")</text:span>;</text:p>
      <text:p text:style-name="P23">for example: <text:span text:style-name="T2">date "+%d-%h-%y"</text:span></text:p>
      <text:p text:style-name="P23"/>
      <text:p text:style-name="P23"><text:span text:style-name="T41">!</text:span> If you typed the (") and +; then you can enter any String after the +. <text:s/>The general rule is this! </text:p>
      <text:p text:style-name="P23">For example: <text:span text:style-name="T2">date "+Date: %d %m %y%nTime: %H %M %S"</text:span> --&gt; %n is to skip to the next line like the '\n' in C <text:span text:style-name="T43">programming.</text:span></text:p>
      <text:p text:style-name="P34"/>
      <text:p text:style-name="P34"/>
      <text:p text:style-name="P16">Combining Commands</text:p>
      <text:p text:style-name="P23">* We use combining commands (some characters) to run multiple terminal commands at the same time.</text:p>
      <text:p text:style-name="P37"/>
      <text:p text:style-name="P23"><text:span text:style-name="T41">1.The </text:span><text:span text:style-name="T42">first</text:span><text:span text:style-name="T41"> one is </text:span><text:span text:style-name="T2">semicolon (;):</text:span></text:p>
      <text:p text:style-name="P23">For example: <text:span text:style-name="T44">ls ; pwd</text:span> -&gt; First it'll shows the output of ls and then the pwd's.</text:p>
      <text:p text:style-name="P23"><text:span text:style-name="T41">2. </text:span><text:span text:style-name="T2">AND(&amp;&amp;):</text:span></text:p>
      <text:p text:style-name="P23">For exmple: <text:span text:style-name="T44">ls &amp;&amp; date &amp;&amp; cal &amp;&amp; pwd</text:span></text:p>
      <text:p text:style-name="P39"/>
      <text:p text:style-name="P23"><text:span text:style-name="T41">Note:</text:span><text:span text:style-name="T44"> </text:span>The sequence matter is so important for two above combining commands! So if which command did you type first, it will be executed first! Also whether false the spelling of any command among the multiple commands is not matter for the semicolon combining command while is being a matter for the AND. Because the AND gate ,you know, requires to be the both operand will be success. </text:p>
      <text:p text:style-name="P23"/>
      <text:p text:style-name="P23"><text:span text:style-name="T41">3. </text:span><text:span text:style-name="T2">OR (||):</text:span> The opposite of the AND; the OR combining command provides to run only first command. Only if the first one is failed, then the second command can be run!</text:p>
      <text:p text:style-name="P23">For example when you type '<text:span text:style-name="T2">ls || cal'</text:span>, ls will be run while cal will run when you type <text:span text:style-name="T2">'LS || cal'</text:span>.</text:p>
      <text:p text:style-name="P34"/>
      <text:p text:style-name="P34"/>
      <text:p text:style-name="P13">APT_GET Command </text:p>
      <text:p text:style-name="P25">* It is a package manager for the <text:span text:style-name="T45">Debian</text:span> based operating systems.</text:p>
      <text:p text:style-name="P25">* You can remove/install/update/upgrade the packages on the system with the APT-GET.</text:p>
      <text:p text:style-name="P25">* Apt-get is a command-line tool to work with APT software packages.</text:p>
      <text:p text:style-name="P25"/>
      <text:p text:style-name="P25">What is the full form of apt?</text:p>
      <text:p text:style-name="P25">-&gt; Advanced Package Tool</text:p>
      <text:p text:style-name="P23"/>
      <text:p text:style-name="P23">* So the first <text:span text:style-name="T46">process</text:span> w<text:span text:style-name="T47">h</text:span>ich you can implement with the apt-get is UPDATING by just typing after the apt-get as update!</text:p>
      <text:p text:style-name="P23">such as: <text:span text:style-name="T2">sudo aot-get update</text:span></text:p>
      <text:p text:style-name="P23">Which <text:span text:style-name="T48">re-synchronizes</text:span> your local index of <text:s/>package files.</text:p>
      <text:p text:style-name="P23">And this package files are saved / located in a file called as<text:span text:style-name="T2"> <text:s/>'/etc/apt/sources.list'.</text:span></text:p>
      <text:p text:style-name="P23"/>
      <text:p text:style-name="P23">* The second one is INSTALLING;</text:p>
      <text:p text:style-name="P23"><text:s/>It is used such as: <text:span text:style-name="T2">sudo apt-get install &lt;software name&gt; </text:span></text:p>
      <text:p text:style-name="P23"/>
      <text:p text:style-name="P23">* <text:s/>REMOVING: <text:span text:style-name="T2">sudo apt-get remove &lt;any software&gt; </text:span></text:p>
      <text:p text:style-name="P23">But this keyword cannot remove the all <text:span text:style-name="T49">dependencies.</text:span> For this you can use the <text:span text:style-name="T2">'--purge'</text:span> option or <text:span text:style-name="T2">'autoremove' </text:span>keyword.</text:p>
      <text:p text:style-name="P34"/>
      <text:p text:style-name="P34"/>
      <text:p text:style-name="P14">IFCONFIG Command</text:p>
      <text:p text:style-name="P23">* <text:span text:style-name="T2">ifconfig</text:span> stands for Interface Configuration.</text:p>
      <text:p text:style-name="P23"/>
      <text:p text:style-name="P23">* It <text:s/>is used to view and change the configuration of network interface on your system.</text:p>
      <text:p text:style-name="P23"/>
      <text:p text:style-name="P23">* When you typed only <text:span text:style-name="T2">ifconfig</text:span> to the terminal, then it will output something. And in this output;</text:p>
      <text:p text:style-name="P23">-&gt; if you see <text:span text:style-name="T2">'eth0' </text:span>or like it, then it means the wired connection.</text:p>
      <text:p text:style-name="P23">-&gt; if you see there a word that is beginning with the 'w', then you are wireless connected.</text:p>
      <text:p text:style-name="P23"/>
      <text:p text:style-name="P23">* For example your network interface is a wired, then the eth0 is the first ethernet interface. So if there are other ethernets, then they will named as s<text:span text:style-name="T50">h</text:span>ortly eth1, eth2 ... ethn. <text:s/>This rule is also <text:span text:style-name="T51">valid</text:span> for the wireless interfaces!</text:p>
      <text:p text:style-name="P34"/>
      <text:p text:style-name="P23">* There is also a network interface and it called as <text:span text:style-name="T2">'l0' (local zero).</text:span> <text:s/>This lo is a <text:span text:style-name="T54">loop-back</text:span> interface and a special network interface that the system use it to communicate itself.</text:p>
      <text:p text:style-name="P23"/>
      <text:p text:style-name="P23">* RX Packets: <text:span text:style-name="T53">Received</text:span> Packets</text:p>
      <text:p text:style-name="P23"><text:s text:c="3"/>TX Packets: Transmitted Packets</text:p>
      <text:p text:style-name="P23"/>
      <text:p text:style-name="P23">* In the output if zero error, zero drop, zero overrun and zero frame and carrier <text:span text:style-name="T52">occurred</text:span>, <text:s/>that means the internet is working properly.</text:p>
      <text:p text:style-name="P34"/>
      <text:p text:style-name="P23">* <text:s/>If you want to change presence of the internet connect<text:span text:style-name="T55">i</text:span>on via terminal, then you can use the up and down keywords after the ifconfig keyword and the internet interface name;</text:p>
      <text:p text:style-name="P23"><text:span text:style-name="T2">ifconfig eth0 up</text:span> -&gt; It will active the internet connection</text:p>
      <text:p text:style-name="P23"><text:span text:style-name="T2">ifconfig eth0 down</text:span> -&gt; and this will disconnect.</text:p>
      <text:p text:style-name="P34"/>
      <text:p text:style-name="P15">TAR Command</text:p>
      <text:p text:style-name="P26">is used to create, maintain, extract or modify tar archives and this creation process is done by compressing a group files into an archive.</text:p>
      <text:p text:style-name="P26">Also Tar archives combine multiple files and/or directories together into a single file. It stands for Tape Archive and it's an archiving file format just like the zip file. </text:p>
      <text:p text:style-name="P26"/>
      <text:p text:style-name="P26">* <text:span text:style-name="T2">How we can create a TAR file / compress a folder?</text:span></text:p>
      <text:p text:style-name="P26">For using a tar file, you just need to TAR command and then use some flag with it. So the some of them are as below;</text:p>
      <text:p text:style-name="P26">-&gt; -c : for creating an archive</text:p>
      <text:p text:style-name="P26">-&gt; -v : display the progress that is being in the background / <text:span text:style-name="T56">verbose</text:span> while the tar file is creating.</text:p>
      <text:p text:style-name="P26">-&gt; -f : allow you to specify the file name </text:p>
      <text:p text:style-name="P26"/>
      <text:p text:style-name="P26">1. Step: First you go to the directory of the directory that will be converted to a tar file.</text:p>
      <text:p text:style-name="P26">2.Step: Type to the terminal tar and the some of the flags (if you want!).</text:p>
      <text:p text:style-name="P26">3.Step: And then enter the file name which you specified. </text:p>
      <text:p text:style-name="P26">4.Step: As last type the file name you want to make a tar file.</text:p>
      <text:p text:style-name="P26">For example: <text:span text:style-name="T2">tar -cvf dir.tar dir</text:span></text:p>
      <text:p text:style-name="P26"/>
      <text:p text:style-name="P26">* <text:span text:style-name="T2">How we can uncompres</text:span><text:span text:style-name="T6">s</text:span><text:span text:style-name="T2"> a folder?</text:span></text:p>
      <text:p text:style-name="P26">The same steps are also valid for uncompressing process! But there is only one different thing and it is -x in<text:span text:style-name="T57">s</text:span>tead <text:span text:style-name="T57">of</text:span> -c flag/option. As additional the step 3 is not exist in this progress!</text:p>
      <text:p text:style-name="P26">For example: <text:span text:style-name="T2">tar -xvf <text:s/>dir.tar</text:span></text:p>
      <text:p text:style-name="P35"/>
      <text:p text:style-name="P23">* If we want to create / extract a <text:span text:style-name="T2">tar.gz</text:span> file;</text:p>
      <text:p text:style-name="P23">we must use -z (--zip) flag.</text:p>
      <text:p text:style-name="P23">Additional info : gz stands for gzip</text:p>
      <text:p text:style-name="P23">For example: <text:span text:style-name="T2">tar -czvf dir.tar.gz dir / tar -xzvf dir.tar.gz</text:span></text:p>
      <text:p text:style-name="P34"/>
      <text:p text:style-name="P34"/>
      <text:p text:style-name="P22"/>
      <text:p text:style-name="P22"/>
      <text:p text:style-name="P22"/>
      <text:p text:style-name="P22"/>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1T18:50:23.717449683</meta:creation-date>
    <dc:date>2021-08-19T06:51:11.992225601</dc:date>
    <meta:editing-duration>PT2H13M41S</meta:editing-duration>
    <meta:editing-cycles>112</meta:editing-cycles>
    <meta:generator>LibreOffice/7.0.4.2$Linux_X86_64 LibreOffice_project/00$Build-2</meta:generator>
    <meta:document-statistic meta:table-count="0" meta:image-count="0" meta:object-count="0" meta:page-count="1" meta:paragraph-count="172" meta:word-count="2536" meta:character-count="13605" meta:non-whitespace-character-count="11120"/>
  </office:meta>
</office:document-meta>
</file>